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E3800000AF41222E38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635cm" svg:x="1.017cm" svg:y="7.763cm">
          <draw:image xlink:href="Pictures/1000020100000E3800000AF41222E3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44S</meta:editing-duration>
    <meta:editing-cycles>3</meta:editing-cycles>
    <meta:generator>OpenOffice/4.1.7$Win32 OpenOffice.org_project/417m1$Build-9800</meta:generator>
    <dc:date>2024-06-13T14:57:40.91</dc:date>
    <meta:document-statistic meta:object-count="1"/>
  </office:meta>
</office:document-meta>
</file>